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officeooo:rsid="001b13bb" officeooo:paragraph-rsid="001b13bb" style:font-style-asian="normal" style:font-style-complex="normal"/>
    </style:style>
    <style:style style:name="P3" style:family="paragraph" style:parent-style-name="Standard">
      <style:text-properties fo:font-style="normal" officeooo:rsid="001b13bb" officeooo:paragraph-rsid="001dc2e1" style:font-style-asian="normal" style:font-style-complex="normal"/>
    </style:style>
    <style:style style:name="P4" style:family="paragraph" style:parent-style-name="Standard">
      <style:text-properties fo:font-style="normal" officeooo:rsid="001c49d5" officeooo:paragraph-rsid="001c49d5" style:font-style-asian="normal" style:font-style-complex="normal"/>
    </style:style>
    <style:style style:name="P5" style:family="paragraph" style:parent-style-name="Standard">
      <style:text-properties fo:font-style="normal" officeooo:rsid="001d4432" officeooo:paragraph-rsid="001d4432" style:font-style-asian="normal" style:font-style-complex="normal"/>
    </style:style>
    <style:style style:name="P6" style:family="paragraph" style:parent-style-name="Text_20_body">
      <style:paragraph-properties fo:margin-top="0in" fo:margin-bottom="0in" loext:contextual-spacing="false" fo:text-align="start" style:justify-single-word="false"/>
      <style:text-properties fo:font-weight="normal"/>
    </style:style>
    <style:style style:name="T1" style:family="text">
      <style:text-properties fo:font-weight="bold"/>
    </style:style>
    <style:style style:name="T2" style:family="text">
      <style:text-properties officeooo:rsid="001c49d5"/>
    </style:style>
    <style:style style:name="T3" style:family="text">
      <style:text-properties officeooo:rsid="001d4432"/>
    </style:style>
    <style:style style:name="T4" style:family="text">
      <style:text-properties officeooo:rsid="001dc2e1"/>
    </style:style>
    <style:style style:name="T5" style:family="text">
      <style:text-properties officeooo:rsid="001dc3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basis for your grade will be based partially on the make and test scripts you used to compile and execute your code. The rest of your grade (30%) will be based on clarity, readability and detail of your writeup.</text:p>
      <text:p text:style-name="P6">man pages of interest:</text:p>
      <text:p text:style-name="P6">dup(2), pipe(2), open(2), close(2), fork(2), waitpid(2), execvp(2), signal(2) (or signal(3) flavor dependent), chdir(2),</text:p>
      <text:p text:style-name="P6">What to turn in:</text:p>
      <text:p text:style-name="P6">On the BB, submit an archive with your source code files that are well coded and commented, a makefile that will compile and run your code, README.txt if necessary, test scripts you used to test your shell, and a write-up summarizing your design in either simple .txt or .pdf format. Please DO NOT include executables of your code or the datafiles you used as sources like the long data files you used for testing.</text:p>
      <text:p text:style-name="P1">Writeup will consist of a design document in well written English prose. Feel free to draw pictures and use suitable explanatory text to explain the <text:span text:style-name="T1">design</text:span> of your shell. This is an addition to any explanatory comments in your code. Comments are NOT a design description. The gola here is to discuss the high-level architecture of your shell. You may use pseudo-code or explanatory praragraphs. Start at the high level and break it down until it is clear. System calls are important and should have a place in your description.</text:p>
      <text:p text:style-name="P1"/>
      <text:p text:style-name="P3"><text:span text:style-name="T4">The</text:span> basic concept here is to <text:span text:style-name="T4">get user input, tokenize, and then go through the process of creating a child and passing the information between the parent and child processes. <text:s/></text:span></text:p>
      <text:p text:style-name="P3"/>
      <text:p text:style-name="P3"><text:span text:style-name="T4">Firstly, we want to grab t</text:span>he user input and store that into a buffer. <text:s/>There are several different methods for this, (fgets, read). <text:s/>I used g<text:span text:style-name="T4">e</text:span>tchar (WHY). <text:s/>I stored all characters into the buffer, space, meta, etc. </text:p>
      <text:p text:style-name="P2">Next we tokenize the buffer using the function strtok (explain). <text:s/>Initially I tokenized on meta too but the issue I found was that if I did this, I had no way to check those metas since strtok was not storing the delimiters. </text:p>
      <text:p text:style-name="P2">Instead I decided to create a function to loop through the array including the metas. <text:span text:style-name="T2">When scanning for redirects</text:span> and if I ran into one I would <text:span text:style-name="T2">store the preceding element as the input or output file to later pass to the open system call for redirecting output/input to that file. I would then set an integer that will be</text:span> return<text:span text:style-name="T2">ed at the end of the function,</text:span> an integer that would later be passed to execute function to determine how to dup2 and execute. <text:s/></text:p>
      <text:p text:style-name="P2"/>
      <text:p text:style-name="P4">The execute function is where the forking, duping, and executing takes place. <text:s/>This process starts by creating a pipe so that we can use the file discriptors to redirect input and output later, thus giving us the medium with which to do IPC. <text:s/>Then we must create a child process by calling fork(). <text:s/>Now both of our processes, the parent and a child, have a copy of these file descriptors. <text:s/>The child process will execute the commands <text:span text:style-name="T3">and it’s arguments, </text:span>and pass the output of these commands back to the parent process. <text:s/>Therefore we must close the appropriate descriptors in order to pass information </text:p>
      <text:p text:style-name="P4"/>
      <text:p text:style-name="P5">An output redirect should close it’s stdin</text:p>
      <text:p text:style-name="P5"/>
      <text:p text:style-name="P3">To summariz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9:03:33.913644666</meta:creation-date>
    <dc:date>2017-10-16T20:28:24.415312806</dc:date>
    <meta:editing-duration>PT2M49S</meta:editing-duration>
    <meta:editing-cycles>1</meta:editing-cycles>
    <meta:document-statistic meta:table-count="0" meta:image-count="0" meta:object-count="0" meta:page-count="1" meta:paragraph-count="13" meta:word-count="531" meta:character-count="3044" meta:non-whitespace-character-count="2509"/>
    <meta:generator>LibreOffice/5.1.6.2$Linux_X86_64 LibreOffice_project/10m0$Build-2</meta:generator>
  </office:meta>
</office:document-meta>
</file>